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d06" officeooo:paragraph-rsid="0012cd06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cd06" officeooo:paragraph-rsid="0012cd0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cd06" officeooo:paragraph-rsid="0012cd0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2cd06" officeooo:paragraph-rsid="0012cd0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cd06" officeooo:paragraph-rsid="0012cd0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cd06" officeooo:paragraph-rsid="0012cd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cd06" officeooo:paragraph-rsid="0016ed5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cd06" officeooo:paragraph-rsid="0012cd0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0143" officeooo:paragraph-rsid="0018014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0143" officeooo:paragraph-rsid="0018bd2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0143" officeooo:paragraph-rsid="001a94a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c56" officeooo:paragraph-rsid="001a2c5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c56" officeooo:paragraph-rsid="001a94a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e059" officeooo:paragraph-rsid="001be05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b78" style:font-weight-asian="bold" style:font-weight-complex="bold"/>
    </style:style>
    <style:style style:name="T3" style:family="text">
      <style:text-properties officeooo:rsid="0015f619"/>
    </style:style>
    <style:style style:name="T4" style:family="text">
      <style:text-properties officeooo:rsid="0016ed54"/>
    </style:style>
    <style:style style:name="T5" style:family="text">
      <style:text-properties fo:font-weight="normal" officeooo:rsid="0016ed54" style:font-weight-asian="normal" style:font-weight-complex="normal"/>
    </style:style>
    <style:style style:name="T6" style:family="text">
      <style:text-properties officeooo:rsid="00180143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officeooo:rsid="0018bd24"/>
    </style:style>
    <style:style style:name="T10" style:family="text">
      <style:text-properties officeooo:rsid="001a2c56"/>
    </style:style>
    <style:style style:name="T11" style:family="text">
      <style:text-properties officeooo:rsid="001be0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epartment of CSE, IIT (BHU)</text:p>
      <text:p text:style-name="P2"/>
      <text:p text:style-name="P3">Undergraduate Project Plan</text:p>
      <text:p text:style-name="P3"/>
      <text:p text:style-name="P3"/>
      <text:p text:style-name="P5"><text:span text:style-name="T1">Title:</text:span> <text:span text:style-name="T4">Building 3D models from 2D images using GANs</text:span></text:p>
      <text:p text:style-name="P5"/>
      <text:p text:style-name="P7"><text:span text:style-name="T1">Team: </text:span>Name 1 : <text:span text:style-name="T4">Saurabh Kumar Singh</text:span> ; Roll No: <text:span text:style-name="T4">16075045</text:span></text:p>
      <text:p text:style-name="P7"><text:s text:c="12"/>Name 2 : <text:span text:style-name="T4">Shrey Tanna</text:span> ; Roll No: <text:span text:style-name="T4">16075051</text:span></text:p>
      <text:p text:style-name="P5"/>
      <text:p text:style-name="P5"><text:span text:style-name="T1">Supervisor</text:span><text:span text:style-name="T2">(s)</text:span><text:span text:style-name="T1">:</text:span> <text:span text:style-name="T4">Dr. Pratik Chattopadhyay</text:span></text:p>
      <text:p text:style-name="P5"/>
      <text:p text:style-name="P6">Objective: <text:span text:style-name="T5">To build 3D models from 2D images using GANs</text:span></text:p>
      <text:p text:style-name="P5"/>
      <text:p text:style-name="P5"/>
      <text:p text:style-name="P6">Deliverables / Achievables</text:p>
      <text:p text:style-name="P5"/>
      <text:p text:style-name="P14">We would learn various types of GANs, their applications and their implementation. We would then try to build a model which converts 2D images to 3D models using GANs. We would also <text:span text:style-name="T6">learn </text:span>us<text:span text:style-name="T6">ing</text:span> various libraries for implementaion of network and graphical interpretation <text:span text:style-name="T6">of the 3D model. </text:span></text:p>
      <text:p text:style-name="P5"/>
      <text:p text:style-name="P6">Work Plan:</text:p>
      <text:p text:style-name="P6">I. Week-wise/ Month-wise plan for Semester VI</text:p>
      <text:p text:style-name="P5"/>
      <text:p text:style-name="P9">1<text:span text:style-name="T7">st</text:span> month: Literature survey</text:p>
      <text:p text:style-name="P9">2<text:span text:style-name="T7">nd</text:span> month: Learn about CNNs and learn about object detection</text:p>
      <text:p text:style-name="P9">3<text:span text:style-name="T7">rd</text:span> month: Implementing basic GANs </text:p>
      <text:p text:style-name="P10">4<text:span text:style-name="T7">th</text:span> month: <text:span text:style-name="T9">U</text:span>nderstanding the math behind <text:span text:style-name="T10">GANs</text:span> <text:span text:style-name="T9">and l</text:span>earning about 3D output primitives</text:p>
      <text:p text:style-name="P5"/>
      <text:p text:style-name="P6">II. Broad overview plan for Semester VII</text:p>
      <text:p text:style-name="P5"/>
      <text:p text:style-name="P11">5<text:span text:style-name="T7">th</text:span> month: <text:span text:style-name="T10">Dataset collection</text:span></text:p>
      <text:p text:style-name="P13">6<text:span text:style-name="T7">th</text:span>-7<text:span text:style-name="T7">th</text:span> month: Implementing and applying the things learnt above and work on the real problem</text:p>
      <text:p text:style-name="P13">8<text:span text:style-name="T7">th</text:span> month: Analysing results, documenting the project</text:p>
      <text:p text:style-name="P5"/>
      <text:p text:style-name="P5"/>
      <text:p text:style-name="P5">We plan to work according to the above plan. </text:p>
      <text:p text:style-name="P5"/>
      <text:p text:style-name="P5">Signature of students <text:span text:style-name="T3">with</text:span> <text:span text:style-name="T3">name,</text:span>:</text:p>
      <text:p text:style-name="P5"/>
      <text:p text:style-name="P5">1. </text:p>
      <text:p text:style-name="P5">2.</text:p>
      <text:p text:style-name="P5"/>
      <text:p text:style-name="P5"/>
      <text:p text:style-name="P5">The above plan is approved.</text:p>
      <text:p text:style-name="P5"/>
      <text:p text:style-name="P5">Signature of Supervisor(s) <text:span text:style-name="T3">with date ___________________________________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3:48:30.306983797</meta:creation-date>
    <dc:date>2019-01-12T00:30:16.730544758</dc:date>
    <meta:editing-duration>PT2H2M53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02" meta:character-count="1278" meta:non-whitespace-character-count="1085"/>
  </office:meta>
</office:document-meta>
</file>